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936de"/>
    </style:style>
    <style:style style:name="P2" style:family="paragraph" style:parent-style-name="Standard">
      <style:text-properties officeooo:paragraph-rsid="000a52c5"/>
    </style:style>
    <style:style style:name="T1" style:family="text">
      <style:text-properties officeooo:rsid="000936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2.2. Busca información real de una empresa que ofrezca servicios de computación en la nube. Explica brevemente en que consisten esos servicios y si es posible, que coste tienen.</text:p>
      <text:p text:style-name="Standard"/>
      <text:p text:style-name="P1"><text:tab/><text:span text:style-name="T1">Empresa awd servidores cloud</text:span></text:p>
      <text:p text:style-name="P2"><text:span text:style-name="T1"><text:tab/></text:span></text:p>
      <text:p text:style-name="P2"><text:span text:style-name="T1"><text:tab/>- 36 </text:span>€ <text:span text:style-name="T1">mensuales.</text:span></text:p>
      <text:p text:style-name="Standard"><text:tab/>- <text:span text:style-name="T1">4 GB de RAM.</text:span></text:p>
      <text:p text:style-name="Standard"><text:tab/>- 2 vCores Procesador Intel.</text:p>
      <text:p text:style-name="Standard"><text:tab/>- 50 GB Espacio SSD.</text:p>
      <text:p text:style-name="Standard"><text:tab/>- <text:span text:style-name="T1">Sistema Operativo : windows, devian, ubuntu, centOS, freeBSD, ISO personalizad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04T16:33:23.930601231</meta:creation-date>
    <dc:date>2019-10-04T16:44:33.090306646</dc:date>
    <dc:creator>I116-05 </dc:creator>
    <meta:editing-duration>PT49S</meta:editing-duration>
    <meta:editing-cycles>1</meta:editing-cycles>
    <meta:document-statistic meta:table-count="0" meta:image-count="0" meta:object-count="0" meta:page-count="1" meta:paragraph-count="8" meta:word-count="63" meta:character-count="375" meta:non-whitespace-character-count="312"/>
    <meta:generator>LibreOffice/6.0.4.1$Linux_X86_64 LibreOffice_project/00m0$Build-1</meta:generator>
  </office:meta>
</office:document-meta>
</file>